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ntarell Extra Bold" svg:font-family="'Cantarell Extra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fo:color="#ffff00" style:text-outline="false" style:text-line-through-style="none" style:text-line-through-type="none" style:text-position="0% 100%" style:font-name="Cantarell Extra Bold" fo:font-size="18pt" fo:letter-spacing="normal" fo:language="nl" fo:country="B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5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P2" style:family="paragraph">
      <loext:graphic-properties draw:fill-color="#ff4000"/>
      <style:paragraph-properties fo:margin-left="0in" fo:margin-right="0in" fo:margin-top="0in" fo:margin-bottom="0in" fo:line-height="100%" fo:text-align="center" fo:text-indent="0in" style:text-autospace="ideograph-alpha" style:punctuation-wrap="simple" style:line-break="strict" style:writing-mode="lr-tb">
        <style:tab-stops/>
      </style:paragraph-properties>
      <style:text-properties fo:font-variant="normal" fo:text-transform="none" fo:color="#ffff00" style:text-outline="false" style:text-line-through-style="none" style:text-line-through-type="none" style:text-position="0% 100%" style:font-name="Cantarell Extra Bold" fo:font-size="18pt" fo:letter-spacing="normal" fo:language="nl" fo:country="B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5pt" style:language-asian="zh" style:country-asian="CN" style:font-style-asian="normal" style:font-weight-asian="normal" style:font-name-complex="Noto Sans Devanagari"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style:style>
    <style:style style:name="T1" style:family="text">
      <style:text-properties fo:font-variant="normal" fo:text-transform="none" fo:color="#ffff00" style:text-outline="false" style:text-line-through-style="none" style:text-line-through-type="none" style:text-position="0% 100%" style:font-name="Cantarell Extra Bold" fo:font-size="24pt" fo:letter-spacing="normal" fo:language="nl" fo:country="BE"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20pt" style:language-asian="zh" style:country-asian="CN" style:font-style-asian="normal" style:font-weight-asian="normal" style:font-name-complex="Noto Sans Devanagari" style:font-size-complex="24pt" style:language-complex="hi" style:country-complex="IN" style:font-style-complex="normal" style:font-weight-complex="normal" style:text-emphasize="none" style:text-scale="100%" style:font-relief="none" style:text-overline-style="none" style:text-overline-color="font-color"/>
    </style:style>
    <style:style style:name="gr1" style:family="graphic">
      <style:graphic-properties svg:stroke-color="#ffff00" draw:fill-color="#ff4000" draw:textarea-horizontal-align="justify" draw:textarea-vertical-align="middle" draw:auto-grow-height="false" fo:min-height="1.3665in" fo:min-width="3.1055in"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custom-shape text:anchor-type="paragraph" draw:z-index="0" draw:name="Shape1" draw:style-name="gr1" draw:text-style-name="P2" svg:width="7.6567in" svg:height="3.3858in" draw:transform="skewX (4.45416173796176E-017) rotate (0.419577152179437) translate (-0.907185039370079in 0.91865157480315in)"><text:p text:style-name="P1"><text:span text:style-name="T1">Wij willen gewoon </text:span><text:span text:style-name="T1"><text:line-break/></text:span><text:span text:style-name="T1">uit de kosten </text:span><text:span text:style-name="T1">geraken!</text:span></text:p><draw:enhanced-geometry svg:viewBox="0 0 21600 21600" draw:glue-points="9722 1887 0 12875 11614 18844 21600 6646" draw:text-areas="5400 6570 14160 15290" draw:mirror-horizontal="false" draw:mirror-vertical="false"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draw:custom-shap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ntarell Extra Bold" svg:font-family="'Cantarell Extra Bol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nl" fo:country="BE"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nl" fo:country="BE"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9-18T12:53:10.912556513</meta:creation-date>
    <dc:date>2022-09-18T13:00:08.520440281</dc:date>
    <meta:editing-duration>PT6M59S</meta:editing-duration>
    <meta:editing-cycles>1</meta:editing-cycles>
    <meta:document-statistic meta:table-count="0" meta:image-count="0" meta:object-count="0" meta:page-count="1" meta:paragraph-count="0" meta:word-count="0" meta:character-count="0" meta:non-whitespace-character-count="0"/>
    <meta:generator>LibreOffice/6.4.7.2$Linux_X86_64 LibreOffice_project/40$Build-2</meta:generator>
  </office:meta>
</office:document-meta>
</file>